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ain_20_Text">
      <style:text-properties fo:color="#000000" style:font-name="Times New Roman" style:font-name-asian="Times New Roman" style:font-name-complex="Times New Roman"/>
    </style:style>
    <style:style style:name="P2" style:family="paragraph" style:parent-style-name="Plain_20_Text">
      <style:text-properties fo:color="#000000" style:font-name="Times New Roman" style:font-name-asian="Times New Roman" style:language-asian="ko" style:country-asian="KR" style:font-name-complex="Times New Roman"/>
    </style:style>
    <style:style style:name="P3" style:family="paragraph" style:parent-style-name="Plain_20_Text">
      <style:text-properties fo:color="#000000" style:font-name="Times New Roman" fo:font-size="10pt" style:font-size-asian="10pt" style:font-name-complex="Times New Roman"/>
    </style:style>
    <style:style style:name="P4" style:family="paragraph" style:parent-style-name="Standard">
      <style:text-properties fo:color="#000000" style:font-name="Times New Roman" fo:font-size="10pt" style:font-size-asian="10pt" style:font-name-complex="Times New Roman"/>
    </style:style>
    <style:style style:name="P5" style:family="paragraph" style:parent-style-name="Standard">
      <style:paragraph-properties>
        <style:tab-stops>
          <style:tab-stop style:position="0.25in"/>
        </style:tab-stops>
      </style:paragraph-properties>
      <style:text-properties fo:color="#000000" style:font-name="Times New Roman" fo:font-size="10pt" style:font-size-asian="10pt" style:font-name-complex="Times New Roman"/>
    </style:style>
    <style:style style:name="P6" style:family="paragraph" style:parent-style-name="Standard" style:list-style-name="L1">
      <style:paragraph-properties>
        <style:tab-stops>
          <style:tab-stop style:position="0.25in"/>
        </style:tab-stops>
      </style:paragraph-properties>
      <style:text-properties fo:color="#000000" style:font-name="Times New Roman" fo:font-size="10pt" style:font-size-asian="10pt" style:font-name-complex="Times New Roman"/>
    </style:style>
    <style:style style:name="P7" style:family="paragraph" style:parent-style-name="Standard" style:list-style-name="L2">
      <style:paragraph-properties>
        <style:tab-stops>
          <style:tab-stop style:position="0.25in"/>
        </style:tab-stops>
      </style:paragraph-properties>
      <style:text-properties fo:color="#000000" style:font-name="Times New Roman" fo:font-size="10pt" style:font-size-asian="10pt" style:font-name-complex="Times New Roman"/>
    </style:style>
    <style:style style:name="P8" style:family="paragraph" style:parent-style-name="Standard">
      <style:paragraph-properties>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9" style:family="paragraph" style:parent-style-name="Standard">
      <style:paragraph-properties>
        <style:tab-stops>
          <style:tab-stop style:position="0.25in"/>
        </style:tab-stops>
      </style:paragraph-properties>
    </style:style>
    <style:style style:name="P10" style:family="paragraph" style:parent-style-name="Standard" style:list-style-name="">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11" style:family="paragraph" style:parent-style-name="Standard">
      <style:paragraph-properties>
        <style:tab-stops>
          <style:tab-stop style:position="0.25in"/>
        </style:tab-stops>
      </style:paragraph-properties>
      <style:text-properties style:font-name="Calibri" fo:font-size="11pt" style:font-size-asian="11pt" style:font-name-complex="Calibri"/>
    </style:style>
    <style:style style:name="P12" style:family="paragraph" style:parent-style-name="Standard" style:list-style-name="">
      <style:paragraph-properties style:text-autospace="none"/>
    </style:style>
    <style:style style:name="P13" style:family="paragraph" style:parent-style-name="Standard">
      <style:paragraph-properties>
        <style:tab-stops>
          <style:tab-stop style:position="0.25in"/>
        </style:tab-stops>
      </style:paragraph-properties>
      <style:text-properties style:font-name="Times New Roman" fo:font-size="10pt" style:font-size-asian="10pt" style:font-name-complex="Times New Roman"/>
    </style:style>
    <style:style style:name="P14" style:family="paragraph" style:parent-style-name="Standard">
      <style:paragraph-properties>
        <style:tab-stops>
          <style:tab-stop style:position="0.25in"/>
        </style:tab-stops>
      </style:paragraph-properties>
      <style:text-properties fo:color="#0000cc"/>
    </style:style>
    <style:style style:name="T1" style:family="text">
      <style:text-properties fo:color="#000000"/>
    </style:style>
    <style:style style:name="T2" style:family="text">
      <style:text-properties fo:color="#000000" style:font-name="Times New Roman" fo:font-size="10pt" style:font-size-asian="10pt" style:font-name-complex="Times New Roman"/>
    </style:style>
    <style:style style:name="T3" style:family="text">
      <style:text-properties fo:color="#000000" style:font-name="Courier New" fo:font-size="10pt" fo:font-weight="bold" style:font-size-asian="10pt" style:font-weight-asian="bold" style:font-name-complex="Courier New"/>
    </style:style>
    <style:style style:name="T4" style:family="text">
      <style:text-properties fo:color="#000000" style:font-name="Courier New" fo:font-size="10pt" fo:font-weight="bold" style:font-size-asian="10pt" style:font-weight-asian="bold" style:font-name-complex="Courier New" style:font-weight-complex="bold"/>
    </style:style>
    <style:style style:name="T5" style:family="text">
      <style:text-properties fo:color="#000000" style:font-name="Courier New" fo:font-size="10pt" style:font-size-asian="10pt" style:font-name-complex="Courier New"/>
    </style:style>
    <style:style style:name="T6" style:family="text">
      <style:text-properties fo:color="#000000" style:font-weight-complex="bold"/>
    </style:style>
    <style:style style:name="T7" style:family="text">
      <style:text-properties fo:color="#000000" style:font-name="Calibri" fo:font-size="11pt" style:font-name-asian="Calibri" style:font-size-asian="11pt" style:font-name-complex="Calibri" style:font-size-complex="11pt"/>
    </style:style>
    <style:style style:name="T8" style:family="text">
      <style:text-properties style:font-name="Calibri" fo:font-size="11pt" style:font-name-asian="Calibri" style:font-size-asian="11pt" style:font-name-complex="Calibri" style:font-size-complex="11pt"/>
    </style:style>
    <style:style style:name="T9" style:family="text">
      <style:text-properties style:font-name-asian="Calibri" style:font-size-complex="11pt"/>
    </style:style>
    <style:style style:name="T10" style:family="text">
      <style:text-properties fo:color="#0000cc"/>
    </style:style>
    <style:style style:name="T11" style:family="text">
      <style:text-properties style:font-name="Times New Roman" fo:font-size="10pt" style:font-size-asian="10pt" style:font-name-complex="Times New Roman"/>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1 Report</text:p>
      <text:p text:style-name="P2">Michael Park(mjp2853), Jack Zhao(jz6492)</text:p>
      <text:p text:style-name="P2">01/27/16</text:p>
      <text:p text:style-name="P3"/>
      <text:p text:style-name="P8"><text:tab/>Our objective for Lab 1 was to experiment with Fixed Point calculations on the microcontroller. Then we would have to demonstrate these values as outputs onto the LCD screen. Specifically, we would have to deal with a wide variety of situations requiring fixed resolutions, to test the robustness of our program in dealing with the situations without the use of floating point calculations. The reason we would need to do this is that floating point processing requires much more resources and time for calculation than fixed point calculations. We would need to deal with both the situations of printing out specific fixed point values onto the screen as well as using fixed point values in the plotting of a graph. We would need to perform these scenarios in different methods than just standard multiplication of a resolution. </text:p>
      <text:p text:style-name="P8"/>
      <text:p text:style-name="P8"><text:tab/></text:p>
      <text:p text:style-name="P5"/>
      <text:p text:style-name="P5"/>
      <text:p text:style-name="Text_20_body_20_indent"><text:span text:style-name="T6"/></text:p>
      <text:p text:style-name="P5"><text:tab/>1) In what way is it good design to minimize the number of arrows in the call graph for your system?</text:p>
      <text:p text:style-name="P5"><text:tab/><text:tab/></text:p>
      <text:p text:style-name="P9"><text:span text:style-name="T2">-</text:span><text:span text:style-name="T7">It is good design because it makes fixed.c machine‐independent. As long as fixed.c uses printf, it can be</text:span></text:p>
      <text:p text:style-name="P12"><text:span text:style-name="T8">reused for other pieces of hardware that can display strings</text:span></text:p>
      <text:p text:style-name="P9"><text:span text:style-name="T2"/></text:p>
      <text:p text:style-name="P9"><text:span text:style-name="T2"><text:tab/>2) Why is it important for the decimal point to be in the exact same physical position independent of the number being displayed? Think about how this routine could be used with the </text:span><text:span text:style-name="T3">ST7735_SetCursor</text:span><text:span text:style-name="T2"> command.</text:span></text:p>
      <text:p text:style-name="P9"/>
      <text:p text:style-name="P9"><text:tab/><text:span text:style-name="T10">- We can pretty-print values on LCD. Because the resolution of the software will be consistent. Since we will have a format for the display values, we can use ST7735_SetCursor function to set the fixed cursor position for the displays. Also the displaying will become flexible in that we can display digits in the value in any order once we have the output string built.</text:span></text:p>
      <text:p text:style-name="P14"><text:span text:style-name="T11"/></text:p>
      <text:p text:style-name="P5"><text:tab/>3) When should you use fixed-point over floating point? When should you use floating-point over fixed-point?</text:p>
      <text:p text:style-name="P5"/>
      <text:p text:style-name="P5"><text:tab/>4) When should you use binary fixed-point over decimal fixed-point? When should you use decimal fixed-point over binary fixed-point?</text:p>
      <text:p text:style-name="P5"/>
      <text:p text:style-name="P5"/>
      <text:p text:style-name="P5"/>
      <text:p text:style-name="P5"/>
      <text:p text:style-name="P5"><text:tab/>5) Give an example application (not mentioned in the book) for fixed-point. Describe the problem, and choose an appropriate fixed-point format. (no software implementation required).</text:p>
      <text:p text:style-name="P5"/>
      <text:p text:style-name="P13"><text:span text:style-name="T1">-</text:span><text:span text:style-name="T10">A vending machine (that accepts US dollars) uses fixed-point numbers. The resolution only needs to be 0.01. Therefore the numbers can be represented as integers internally.</text:span></text:p>
      <text:p text:style-name="P11"><text:span text:style-name="T9"/></text:p>
      <text:p text:style-name="P5"/>
      <text:list xml:id="list708166814835483904" text:style-name="L1">
        <text:list-item>
          <text:list>
            <text:list-item>
              <text:p text:style-name="P6">Can we use floating point on the ARM Cortex M4? If so, what is the cost?</text:p>
            </text:list-item>
          </text:list>
        </text:list-item>
      </text:list>
      <text:p text:style-name="P5"/>
      <text:p text:style-name="P5"/>
      <text:list xml:id="list2707555363248991363" text:style-name="L2">
        <text:list-item>
          <text:p text:style-name="P7">The reason we would need to use fixed point calculations in some cases over floating point calculations is that fixed point can represent integers up to 16 bits with a possible combination of 2^16 possible bit patterns. This becomes handy versus the use of floating point, when the calculations themselves are not too complex. A few key considerations developers make when using fixed point is Cost, Ease of Development and Performance. Fixed point processers can be manufactured at a much lower cost than floating point processors because they are simpler in nature. In addition, the performance speed of fixed point calculations is much quicker than floating point which <text:soft-page-break/>allows for the mass processing of data for fixed point calculations. On the other hand, floating point calculation is much more complex than fixed point calculations, but allows for more robustness in the processing of data. Since floating point calculations are similar to scientific notations, both the resolutions and the precisions can be altered to reflect better values. This allows for up to 2^32 bit patterns in floating point calculations. Though the cost of manufacturing a floating point processor is much greater than for a fixed point processor, developing an algorithm for floating point processors is much easier as there is less manipulation of the actual values. In addition, floating point can be used to calculate a much wider range of values than fixed point which allows for more precise calculations. All these variables allow for floating point processors to be more specialized in data processing (ie. Addressing specific scenarios that a fixed point processor would not be able to address). </text:p>
          <text:p text:style-name="P7"/>
          <text:p text:style-name="P7">4. Binary fixed point is preferred in situations where speed of calculations matter. Binary fixed point is processed much quicker because bit shift to rescale numbers into fixed point is much quicker than standard multiplication. But decimal fixed point is preferred for usability especially when the resolution is a multiple of 10 because it is much easier to develop programs using decimal values.</text:p>
          <text:p text:style-name="P7"/>
          <text:p text:style-name="P7">6. Yes we can use floating point on the ARM Cortex M4 with single precision FPU. The cost of performing floating point calculations is primarily a time cost. Without FPU: 1.25 / 1.52 / 1.91 DMIPS/MHz With FPU: 1.27 / 1.55 / 1.95 DMIPS/MHz </text:p>
          <text:p text:style-name="P7"/>
        </text:list-item>
        <text:list-item>
          <text:p text:style-name="P7">1.This is good design because with a reduced amount of arrows in the call graph will reduce the modules dependence on any portion of the overall program. This allows the program to be used in a wide variety of settings and on several different machines with the same efficienc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lain_20_Text" style:display-name="Plain Text" style:family="paragraph" style:parent-style-name="Standard">
      <style:text-properties style:font-name="Courier New" fo:font-size="10pt" style:font-name-asian="Times" style:font-size-asian="10pt" style:font-name-complex="Courier New"/>
    </style:style>
    <style:style style:name="Text_20_body_20_indent" style:display-name="Text body indent" style:family="paragraph" style:parent-style-name="Standard" style:class="text">
      <style:paragraph-properties fo:margin-left="0.5in" fo:margin-right="0in" fo:text-align="justify" style:justify-single-word="false" fo:text-indent="-0.5in" style:auto-text-indent="false"/>
      <style:text-properties style:font-name="Times New Roman" fo:font-size="10pt" style:font-size-asian="10pt" style:font-name-complex="Times New Roman"/>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27T23:06:38.60</meta:creation-date>
    <meta:generator>OpenOffice/4.1.1$Win32 OpenOffice.org_project/411m6$Build-9775</meta:generator>
    <dc:date>2016-01-29T21:11:40.83</dc:date>
    <meta:editing-duration>PT1H26M26S</meta:editing-duration>
    <meta:editing-cycles>9</meta:editing-cycles>
    <meta:document-statistic meta:table-count="0" meta:image-count="0" meta:object-count="0" meta:page-count="2" meta:paragraph-count="20" meta:word-count="824" meta:character-count="5026"/>
  </office:meta>
</office:document-meta>
</file>